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0.09cm"/>
    </style:style>
    <style:style style:name="gr2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P1" style:family="paragraph">
      <style:paragraph-properties fo:line-height="115%" fo:text-align="center"/>
      <style:text-properties fo:font-size="180.600006103516pt" fo:language="fr" fo:country="FR" style:text-underline-style="none" style:font-size-asian="180.600006103516pt" style:font-size-complex="180.600006103516pt"/>
    </style:style>
    <style:style style:name="P2" style:family="paragraph">
      <loext:graphic-properties draw:fill="none" draw:fill-color="#ffffff"/>
      <style:paragraph-properties fo:line-height="115%" fo:text-align="center"/>
      <style:text-properties style:font-name="Digitalis" fo:font-size="180.600006103516pt" fo:letter-spacing="0.028cm" fo:language="fr" fo:country="FR" style:text-underline-style="none" fo:font-weight="normal" style:font-size-asian="180.600006103516pt" style:font-weight-asian="normal" style:font-size-complex="180.600006103516pt" style:font-weight-complex="normal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style:font-name="Digitalis" fo:font-size="180.600006103516pt" fo:letter-spacing="0.028cm" style:text-underline-style="none" fo:font-weight="bold" style:font-size-asian="180.600006103516pt" style:font-weight-asian="bold" style:font-size-complex="180.6000061035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4.062cm" svg:height="20.34cm" svg:x="-0.1cm" svg:y="5.767cm">
          <draw:text-box>
            <text:p text:style-name="P1"><text:span text:style-name="T1">Entrée</text:span></text:p>
          </draw:text-box>
        </draw:frame>
        <draw:g>
          <draw:g>
            <draw:line draw:style-name="gr2" draw:text-style-name="P3" draw:layer="layout" svg:x1="29cm" svg:y1="7.354cm" svg:x2="22.563cm" svg:y2="1.1cm">
              <text:p/>
            </draw:line>
            <draw:line draw:style-name="gr2" draw:text-style-name="P3" draw:layer="layout" svg:x1="0.58cm" svg:y1="1.286cm" svg:x2="22.824cm" svg:y2="1.188cm">
              <text:p/>
            </draw:line>
          </draw:g>
          <draw:g>
            <draw:line draw:style-name="gr3" draw:text-style-name="P3" draw:layer="layout" svg:x1="25.612cm" svg:y1="7.618cm" svg:x2="21.706cm" svg:y2="3.75cm">
              <text:p/>
            </draw:line>
            <draw:line draw:style-name="gr3" draw:text-style-name="P3" draw:layer="layout" svg:x1="0.765cm" svg:y1="4.018cm" svg:x2="22.14cm" svg:y2="3.925cm">
              <text:p/>
            </draw:line>
          </draw:g>
        </draw:g>
        <draw:g>
          <draw:g>
            <draw:line draw:style-name="gr2" draw:text-style-name="P3" draw:layer="layout" svg:x1="28.566cm" svg:y1="7.089cm" svg:x2="22.548cm" svg:y2="13.283cm">
              <text:p/>
            </draw:line>
            <draw:line draw:style-name="gr2" draw:text-style-name="P3" draw:layer="layout" svg:x1="0.565cm" svg:y1="13.096cm" svg:x2="22.809cm" svg:y2="13.194cm">
              <text:p/>
            </draw:line>
          </draw:g>
          <draw:g>
            <draw:line draw:style-name="gr3" draw:text-style-name="P3" draw:layer="layout" svg:x1="25.525cm" svg:y1="6.736cm" svg:x2="21.69cm" svg:y2="10.615cm">
              <text:p/>
            </draw:line>
            <draw:line draw:style-name="gr3" draw:text-style-name="P3" draw:layer="layout" svg:x1="0.749cm" svg:y1="10.365cm" svg:x2="22.124cm" svg:y2="10.458cm">
              <text:p/>
            </draw:line>
          </draw:g>
        </draw:g>
        <draw:frame draw:style-name="gr1" draw:text-style-name="P2" draw:layer="layout" svg:width="24.062cm" svg:height="20.34cm" svg:x="-0.05cm" svg:y="33.31cm">
          <draw:text-box>
            <text:p text:style-name="P1"><text:span text:style-name="T1">Entrée</text:span></text:p>
          </draw:text-box>
        </draw:frame>
        <draw:g>
          <draw:g>
            <draw:line draw:style-name="gr2" draw:text-style-name="P3" draw:layer="layout" svg:x1="29.05cm" svg:y1="35.197cm" svg:x2="22.613cm" svg:y2="28.943cm">
              <text:p/>
            </draw:line>
            <draw:line draw:style-name="gr2" draw:text-style-name="P3" draw:layer="layout" svg:x1="0.63cm" svg:y1="29.129cm" svg:x2="22.874cm" svg:y2="29.031cm">
              <text:p/>
            </draw:line>
          </draw:g>
          <draw:g>
            <draw:line draw:style-name="gr3" draw:text-style-name="P3" draw:layer="layout" svg:x1="25.662cm" svg:y1="35.461cm" svg:x2="21.756cm" svg:y2="31.593cm">
              <text:p/>
            </draw:line>
            <draw:line draw:style-name="gr3" draw:text-style-name="P3" draw:layer="layout" svg:x1="0.815cm" svg:y1="31.861cm" svg:x2="22.19cm" svg:y2="31.768cm">
              <text:p/>
            </draw:line>
          </draw:g>
        </draw:g>
        <draw:g>
          <draw:g>
            <draw:line draw:style-name="gr2" draw:text-style-name="P3" draw:layer="layout" svg:x1="28.616cm" svg:y1="34.932cm" svg:x2="22.598cm" svg:y2="41.126cm">
              <text:p/>
            </draw:line>
            <draw:line draw:style-name="gr2" draw:text-style-name="P3" draw:layer="layout" svg:x1="0.615cm" svg:y1="40.939cm" svg:x2="22.859cm" svg:y2="41.037cm">
              <text:p/>
            </draw:line>
          </draw:g>
          <draw:g>
            <draw:line draw:style-name="gr3" draw:text-style-name="P3" draw:layer="layout" svg:x1="25.575cm" svg:y1="34.579cm" svg:x2="21.74cm" svg:y2="38.458cm">
              <text:p/>
            </draw:line>
            <draw:line draw:style-name="gr3" draw:text-style-name="P3" draw:layer="layout" svg:x1="0.799cm" svg:y1="38.208cm" svg:x2="22.174cm" svg:y2="38.301cm">
              <text:p/>
            </draw:line>
          </draw:g>
        </draw:g>
        <draw:g>
          <draw:g>
            <draw:line draw:style-name="gr2" draw:text-style-name="P3" draw:layer="layout" svg:x1="0.532cm" svg:y1="21.154cm" svg:x2="6.969cm" svg:y2="14.9cm">
              <text:p/>
            </draw:line>
            <draw:line draw:style-name="gr2" draw:text-style-name="P3" draw:layer="layout" svg:x1="28.952cm" svg:y1="15.086cm" svg:x2="6.708cm" svg:y2="14.988cm">
              <text:p/>
            </draw:line>
          </draw:g>
          <draw:g>
            <draw:line draw:style-name="gr3" draw:text-style-name="P3" draw:layer="layout" svg:x1="3.92cm" svg:y1="21.418cm" svg:x2="7.826cm" svg:y2="17.55cm">
              <text:p/>
            </draw:line>
            <draw:line draw:style-name="gr3" draw:text-style-name="P3" draw:layer="layout" svg:x1="28.767cm" svg:y1="17.818cm" svg:x2="7.392cm" svg:y2="17.725cm">
              <text:p/>
            </draw:line>
          </draw:g>
        </draw:g>
        <draw:g>
          <draw:g>
            <draw:line draw:style-name="gr2" draw:text-style-name="P3" draw:layer="layout" svg:x1="0.966cm" svg:y1="20.889cm" svg:x2="6.984cm" svg:y2="27.083cm">
              <text:p/>
            </draw:line>
            <draw:line draw:style-name="gr2" draw:text-style-name="P3" draw:layer="layout" svg:x1="28.967cm" svg:y1="26.896cm" svg:x2="6.723cm" svg:y2="26.994cm">
              <text:p/>
            </draw:line>
          </draw:g>
          <draw:g>
            <draw:line draw:style-name="gr3" draw:text-style-name="P3" draw:layer="layout" svg:x1="4.007cm" svg:y1="20.536cm" svg:x2="7.842cm" svg:y2="24.415cm">
              <text:p/>
            </draw:line>
            <draw:line draw:style-name="gr3" draw:text-style-name="P3" draw:layer="layout" svg:x1="28.783cm" svg:y1="24.165cm" svg:x2="7.408cm" svg:y2="24.258cm">
              <text:p/>
            </draw:line>
          </draw:g>
        </draw:g>
        <draw:frame draw:style-name="gr1" draw:text-style-name="P2" draw:layer="layout" svg:width="24.062cm" svg:height="20.34cm" svg:x="5cm" svg:y="19.369cm">
          <draw:text-box>
            <text:p text:style-name="P1"><text:span text:style-name="T1">Entré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7T18:12:16.834568755</dc:date>
    <meta:editing-duration>PT1H7M33S</meta:editing-duration>
    <meta:editing-cycles>5</meta:editing-cycles>
    <meta:generator>LibreOffice/5.1.4.2$Linux_X86_64 LibreOffice_project/10m0$Build-2</meta:generator>
    <meta:document-statistic meta:object-count="45"/>
  </office:meta>
</office:document-meta>
</file>